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268cm"/>
    </style:style>
    <style:style style:name="gr9" style:family="graphic" style:parent-style-name="standard">
      <style:graphic-properties draw:stroke="none" draw:fill="none" fo:min-height="12.089cm"/>
    </style:style>
    <style:style style:name="gr10" style:family="graphic" style:parent-style-name="standard">
      <style:graphic-properties draw:stroke="none" draw:fill="none" fo:min-height="7.35cm"/>
    </style:style>
    <style:style style:name="gr11" style:family="graphic" style:parent-style-name="standard">
      <style:graphic-properties draw:stroke="none" draw:fill="none" fo:min-height="1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4" style:family="graphic" style:parent-style-name="objectwithoutfill">
      <style:graphic-properties svg:stroke-width="0.2cm" svg:stroke-color="#ffff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5.733cm"/>
    </style:style>
    <style:style style:name="gr17" style:family="graphic" style:parent-style-name="standard">
      <style:graphic-properties draw:stroke="none" draw:fill="none" fo:min-height="2.363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3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title">
      <style:graphic-properties draw:auto-grow-height="true"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45pt" style:font-size-asian="45pt" style:font-size-complex="45p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20pt"/>
    </style:style>
    <style:style style:name="P9" style:family="paragraph">
      <style:text-properties fo:font-size="55pt"/>
    </style:style>
    <style:style style:name="P10" style:family="paragraph">
      <style:paragraph-properties fo:text-align="end"/>
      <style:text-properties fo:font-size="35pt"/>
    </style:style>
    <style:style style:name="P11" style:family="paragraph">
      <style:paragraph-properties fo:text-align="end"/>
      <style:text-properties fo:font-size="35pt" style:font-size-asian="35pt" style:font-size-complex="35pt"/>
    </style:style>
    <style:style style:name="P12" style:family="paragraph">
      <style:text-properties fo:font-size="23pt" style:font-size-asian="23pt" style:font-size-complex="23pt"/>
    </style:style>
    <style:style style:name="P13" style:family="paragraph">
      <style:paragraph-properties fo:text-align="center"/>
      <style:text-properties fo:font-size="55pt" style:font-size-asian="55pt" style:font-size-complex="55pt"/>
    </style:style>
    <style:style style:name="P14" style:family="paragraph">
      <style:text-properties fo:font-size="25pt" style:font-size-asian="25pt" style:font-size-complex="25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style:text-properties fo:font-size="30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fo:font-size="55pt"/>
    </style:style>
    <style:style style:name="P21" style:family="paragraph">
      <style:paragraph-properties style:text-autospace="none"/>
      <style:text-properties fo:color="#ffffff" style:font-name="Times-Roman" fo:font-size="16pt" style:font-name-asian="Times-Roman" style:font-size-asian="16pt" style:font-name-complex="Times-Roman" style:font-size-complex="16pt"/>
    </style:style>
    <style:style style:name="P22" style:family="paragraph">
      <style:text-properties fo:color="#ffffff" fo:font-size="55pt" style:font-size-asian="55pt" style:font-size-complex="55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font-size="23pt" style:font-size-asian="23pt" style:font-size-complex="23pt"/>
    </style:style>
    <style:style style:name="T6" style:family="text">
      <style:text-properties fo:color="#ff0000" fo:font-size="23pt" style:font-size-asian="23pt" style:font-size-complex="23pt"/>
    </style:style>
    <style:style style:name="T7" style:family="text">
      <style:text-properties fo:color="#dc2300" fo:font-size="23pt" style:font-size-asian="23pt" style:font-size-complex="23pt"/>
    </style:style>
    <style:style style:name="T8" style:family="text">
      <style:text-properties fo:font-size="25pt" style:font-size-asian="25pt" style:font-size-complex="25pt"/>
    </style:style>
    <style:style style:name="T9" style:family="text">
      <style:text-properties fo:color="#ff0000" fo:font-size="25pt" style:font-size-asian="25pt" style:font-size-complex="25pt"/>
    </style:style>
    <style:style style:name="T10" style:family="text">
      <style:text-properties fo:color="#ffffff" fo:font-size="25pt" style:font-size-asian="25pt" style:font-size-complex="25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9966cc" fo:font-size="25pt" style:font-size-asian="25pt" style:font-size-complex="25pt"/>
    </style:style>
    <style:style style:name="T14" style:family="text">
      <style:text-properties fo:color="#eb613d" fo:font-size="25pt" style:font-size-asian="25pt" style:font-size-complex="2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0000" style:text-outline="false" style:text-line-through-style="none" style:font-name="Times-Roman" fo:font-size="55pt" fo:font-style="normal" fo:text-shadow="none" style:text-underline-style="none" fo:font-weight="normal" style:letter-kerning="true" style:font-name-asian="Times-Roman" style:font-size-asian="55pt" style:font-style-asian="normal" style:font-weight-asian="normal" style:font-name-complex="Times-Roman" style:font-size-complex="5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text-line-through-style="none" style:font-name="Times-Roman" fo:font-size="55pt" fo:font-style="normal" fo:text-shadow="none" style:text-underline-style="none" fo:font-weight="normal" style:letter-kerning="true" style:font-name-asian="Times-Roman" style:font-size-asian="55pt" style:font-style-asian="normal" style:font-weight-asian="normal" style:font-name-complex="Times-Roman" style:font-size-complex="5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5.8cm" svg:height="2.6cm" svg:x="0.4cm" svg:y="7.2cm">
          <draw:text-box>
            <text:p><text:span text:style-name="T1">From Objective-C to Xamarin</text:span></text:p>
          </draw:text-box>
        </draw:frame>
        <draw:frame draw:style-name="gr2" draw:text-style-name="P2" draw:layer="layout" svg:width="21.2cm" svg:height="1.631cm" svg:x="6.6cm" svg:y="9.8cm">
          <draw:text-box>
            <text:p><text:span text:style-name="T2">First impressions and common pitfalls</text:span></text:p>
          </draw:text-box>
        </draw:frame>
        <draw:frame draw:style-name="gr2" draw:text-style-name="P4" draw:layer="layout" svg:width="21.2cm" svg:height="2.613cm" svg:x="6.4cm" svg:y="17.187cm">
          <draw:text-box>
            <text:p text:style-name="P3"><text:span text:style-name="T3">Alexander Dodatko</text:span></text:p>
            <text:p text:style-name="P3"><text:span text:style-name="T3">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1" draw:layer="layout" svg:width="25.8cm" svg:height="2.6cm" svg:x="0.6cm" svg:y="9.4cm">
          <draw:text-box>
            <text:p><text:span text:style-name="T1">Xamarin == C# for Mob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5" draw:layer="layout" svg:width="13.33cm" svg:height="20cm" svg:x="7.6cm" svg:y="0.6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1" draw:layer="layout" svg:width="24.8cm" svg:height="2.6cm" svg:x="1cm" svg:y="1cm">
          <draw:text-box>
            <text:p><text:span text:style-name="T1">Shared Logic</text:span></text:p>
          </draw:text-box>
        </draw:frame>
        <draw:frame draw:style-name="gr4" draw:text-style-name="P5" draw:layer="layout" svg:width="4.444cm" svg:height="6.667cm" svg:x="23.2cm" svg:y="0.333cm">
          <draw:image xlink:href="../images/western/2-TheGood.jpg" xlink:type="simple" xlink:show="embed" xlink:actuate="onLoad">
            <text:p/>
          </draw:image>
        </draw:frame>
        <draw:frame draw:style-name="gr1" draw:text-style-name="P6" draw:layer="layout" svg:width="24.8cm" svg:height="2.6cm" svg:x="1.306cm" svg:y="10.717cm">
          <draw:text-box>
            <text:p text:style-name="P6"><text:span text:style-name="T4">One Codebase — Many Platfor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4" draw:text-style-name="P5" draw:layer="layout" svg:width="28cm" svg:height="15.51cm" svg:x="0cm" svg:y="1.78cm">
          <draw:image xlink:href="../images/1-ConceptualArchitecture.png" xlink:type="simple" xlink:show="embed" xlink:actuate="onLoad">
            <text:p/>
          </draw:image>
        </draw:frame>
        <draw:frame draw:style-name="gr5" draw:text-style-name="P7" draw:layer="layout" svg:width="6.103cm" svg:height="2.613cm" svg:x="21.497cm" svg:y="17.987cm">
          <draw:text-box>
            <text:p><text:span text:style-name="T3">http://bit.ly/1xV1AT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6" draw:text-style-name="P5" draw:layer="layout" svg:width="6.772cm" svg:height="6.772cm" svg:x="0.828cm" svg:y="7cm">
          <draw:image xlink:href="../images/6-NetworkIcon.png" xlink:type="simple" xlink:show="embed" xlink:actuate="onLoad">
            <text:p/>
          </draw:image>
        </draw:frame>
        <draw:frame draw:style-name="gr6" draw:text-style-name="P5" draw:layer="layout" svg:width="7.053cm" svg:height="7.053cm" svg:x="10.147cm" svg:y="6.6cm">
          <draw:image xlink:href="../images/7-CoreDataIcon.png" xlink:type="simple" xlink:show="embed" xlink:actuate="onLoad">
            <text:p/>
          </draw:image>
        </draw:frame>
        <draw:frame draw:style-name="gr6" draw:text-style-name="P5" draw:layer="layout" svg:width="7.2cm" svg:height="11.8cm" svg:x="19.6cm" svg:y="4.4cm">
          <draw:image xlink:href="../images/6-Kostil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1" draw:layer="layout" svg:width="27.3cm" svg:height="2.6cm" svg:x="0.1cm" svg:y="7.4cm">
          <draw:text-box>
            <text:p><text:span text:style-name="T1">PCL - Portable Class Libraries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A standard by M$ and Xamar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27.3cm" svg:height="2.6cm" svg:x="0.1cm" svg:y="7.4cm">
          <draw:text-box>
            <text:p><text:span text:style-name="T1">Your Code Runs Everywhere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If a platform has .NE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7" draw:text-style-name="P5" draw:layer="layout" svg:width="26.461cm" svg:height="9.604cm" svg:x="0.401cm" svg:y="5.658cm">
          <draw:image xlink:href="../images/CI/NuGet-Logo-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1" draw:layer="layout" svg:width="13.7cm" svg:height="2.6cm" svg:x="7.3cm" svg:y="9.6cm">
          <draw:text-box>
            <text:p text:style-name="P9"><text:span text:style-name="T1">Binary Packets</text:span></text:p>
          </draw:text-box>
        </draw:frame>
        <draw:frame draw:style-name="gr4" draw:text-style-name="P5" draw:layer="layout" svg:width="4.444cm" svg:height="6.667cm" svg:x="23.156cm" svg:y="0.401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1" draw:layer="layout" svg:width="27.3cm" svg:height="2.6cm" svg:x="0.1cm" svg:y="7.4cm">
          <draw:text-box>
            <text:p text:style-name="P9"><text:span text:style-name="T1">PCL - Portable Class Libraries</text:span></text:p>
          </draw:text-box>
        </draw:frame>
        <draw:frame draw:style-name="gr2" draw:text-style-name="P11" draw:layer="layout" svg:width="21.2cm" svg:height="1.631cm" svg:x="6.6cm" svg:y="9.801cm">
          <draw:text-box>
            <text:p text:style-name="P10"><text:span text:style-name="T2">A standard by M$ and Xamar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7" draw:text-style-name="P5" draw:layer="layout" svg:width="5.79cm" svg:height="8cm" svg:x="1.8cm" svg:y="6.3cm">
          <draw:image xlink:href="../images/CI/jenkinsLogo.png" xlink:type="simple" xlink:show="embed" xlink:actuate="onLoad">
            <text:p/>
          </draw:image>
        </draw:frame>
        <draw:frame draw:style-name="gr7" draw:text-style-name="P5" draw:layer="layout" svg:width="15.17cm" svg:height="7cm" svg:x="10.73cm" svg:y="6.5cm">
          <draw:image xlink:href="../images/CI/Windows8_Windows7_Compatible_1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7" draw:text-style-name="P5" draw:layer="layout" svg:width="5.79cm" svg:height="8cm" svg:x="6.4cm" svg:y="6.4cm">
          <draw:image xlink:href="../images/CI/jenkinsLogo.png" xlink:type="simple" xlink:show="embed" xlink:actuate="onLoad">
            <text:p/>
          </draw:image>
        </draw:frame>
        <draw:frame draw:style-name="gr7" draw:text-style-name="P5" draw:layer="layout" svg:width="7.223cm" svg:height="7.223cm" svg:x="15.1cm" svg:y="6.9cm">
          <draw:image xlink:href="../images/CI/monodoc-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1" draw:layer="layout" svg:width="25.8cm" svg:height="2.6cm" svg:x="0.8cm" svg:y="9cm">
          <draw:text-box>
            <text:p><text:span text:style-name="T1">No Need of Simulator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1" draw:layer="layout" svg:width="15.8cm" svg:height="2.6cm" svg:x="6.4cm" svg:y="9cm">
          <draw:text-box>
            <text:p><text:span text:style-name="T1">Native UI and UX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4" draw:text-style-name="P5" draw:layer="layout" svg:width="21cm" svg:height="21cm" svg:x="3.7cm" svg:y="0cm">
          <draw:image xlink:href="../images/2-ModernDanc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Modern Language</text:span></text:p>
          </draw:text-box>
        </draw:frame>
        <draw:frame draw:style-name="gr4" draw:text-style-name="P5" draw:layer="layout" svg:width="4.444cm" svg:height="6.667cm" svg:x="23.201cm" svg:y="1.009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3" draw:layer="layout" svg:width="25.199cm" svg:height="12.18cm" svg:x="1.4cm" svg:y="6.414cm" presentation:class="outline" presentation:user-transformed="true">
          <draw:text-box>
            <text:list text:style-name="L2">
              <text:list-item>
                <text:p>Closures</text:p>
              </text:list-item>
              <text:list-item>
                <text:p>Optionals</text:p>
              </text:list-item>
              <text:list-item>
                <text:p>Namespaces</text:p>
              </text:list-item>
              <text:list-item>
                <text:p>Generics</text:p>
              </text:list-item>
              <text:list-item>
                <text:p>Type Safety</text:p>
              </text:list-item>
              <text:list-item>
                <text:p>Functional 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s Good as Swif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19">
        <draw:frame draw:style-name="gr6" draw:text-style-name="P5" draw:layer="layout" svg:width="12.09cm" svg:height="15cm" svg:x="8cm" svg:y="5.2cm">
          <draw:image xlink:href="../images/3-Robot_Hell.jp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allback Hell</text:span></text:p>
          </draw:text-box>
        </draw:frame>
        <draw:frame draw:style-name="gr5" draw:text-style-name="P7" draw:layer="layout" svg:width="5.8cm" svg:height="2.613cm" svg:x="21.2cm" svg:y="17.2cm">
          <draw:text-box>
            <text:p><text:span text:style-name="T3">http://bit.ly/11suEX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6" draw:text-style-name="P5" draw:layer="layout" svg:width="28cm" svg:height="12.86cm" svg:x="0cm" svg:y="4.22cm">
          <draw:image xlink:href="../images/5-CodeWithCallbacks.png" xlink:type="simple" xlink:show="embed" xlink:actuate="onLoad">
            <text:p/>
          </draw:image>
        </draw:frame>
        <draw:frame draw:style-name="gr5" draw:text-style-name="P7" draw:layer="layout" svg:width="5.8cm" svg:height="2.613cm" svg:x="21.6cm" svg:y="17.987cm">
          <draw:text-box>
            <text:p><text:span text:style-name="T3">http://bit.ly/1ryzV4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6" draw:text-style-name="P5" draw:layer="layout" svg:width="25cm" svg:height="14.56cm" svg:x="1.6cm" svg:y="3.2cm">
          <draw:image xlink:href="../images/4-solve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Async/Awa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8" draw:text-style-name="P12" draw:layer="layout" svg:width="27.6cm" svg:height="5.687cm" svg:x="0cm" svg:y="7.372cm">
          <draw:text-box>
            <text:p><text:span text:style-name="T5">public interface IRestApiCallTasks&lt;TRequest, THttpResult, TResult&gt;</text:span></text:p>
            <text:p><text:span text:style-name="T5">{</text:span></text:p>
            <text:p><text:span text:style-name="T5"><text:s text:c="3"/></text:span><text:span text:style-name="T5">Task&lt;string&gt; BuildRequestUrlForRequestAsync(TRequest request);</text:span></text:p>
            <text:p><text:span text:style-name="T5"><text:s text:c="3"/></text:span><text:span text:style-name="T5">Task&lt;THttpResult&gt; SendRequestForUrlAsync( string requestUrl );</text:span></text:p>
            <text:p><text:span text:style-name="T5"><text:s text:c="3"/></text:span><text:span text:style-name="T5">Task&lt;TResult&gt; ParseResponseDataAsync(THttpResult httpData);</text:span></text:p>
            <text:p><text:span text:style-name="T5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9" draw:text-style-name="P12" draw:layer="layout" svg:width="27.172cm" svg:height="20.183cm" svg:x="0.428cm" svg:y="0.307cm">
          <draw:text-box>
            <text:p><text:span text:style-name="T5">public class RestApiCallFlow</text:span></text:p>
            <text:p><text:span text:style-name="T5">{</text:span></text:p>
            <text:p><text:span text:style-name="T5"><text:s text:c="2"/></text:span><text:span text:style-name="T5">public static </text:span><text:span text:style-name="T6">async</text:span><text:span text:style-name="T5"> Task&lt;TResult&gt; LoadRequestFromNetworkFlow</text:span></text:p>
            <text:p><text:span text:style-name="T5"><text:s text:c="2"/></text:span><text:span text:style-name="T5">&lt;TRequest, THttpResult, Tresult&gt;(</text:span></text:p>
            <text:p><text:span text:style-name="T5"><text:s text:c="5"/></text:span><text:span text:style-name="T5">TRequest request, </text:span></text:p>
            <text:p><text:span text:style-name="T5"><text:s text:c="5"/></text:span><text:span text:style-name="T5">IRestApiCallTasks&lt;TRequest, </text:span></text:p>
            <text:p><text:span text:style-name="T5"><text:s text:c="5"/></text:span><text:span text:style-name="T5">THttpResult, TResult&gt; stages)</text:span></text:p>
            <text:p><text:span text:style-name="T5"><text:s text:c="2"/></text:span><text:span text:style-name="T5">{</text:span></text:p>
            <text:p><text:span text:style-name="T5"><text:s text:c="4"/></text:span><text:span text:style-name="T5">string requestUrl = </text:span></text:p>
            <text:p><text:span text:style-name="T5"><text:s text:c="8"/></text:span><text:span text:style-name="T6">await</text:span><text:span text:style-name="T5"> stages.BuildRequestUrlForRequestAsync(request);</text:span></text:p>
            <text:p><text:span text:style-name="T5"><text:s text:c="14"/></text:span></text:p>
            <text:p><text:span text:style-name="T7"><text:s text:c="4"/></text:span><text:span text:style-name="T7">// TODO : check cache</text:span></text:p>
            <text:p><text:span text:style-name="T5"/></text:p>
            <text:p><text:span text:style-name="T5"><text:s text:c="4"/></text:span><text:span text:style-name="T5">THttpResult serverResponse = </text:span></text:p>
            <text:p><text:span text:style-name="T5"><text:s text:c="8"/></text:span><text:span text:style-name="T6">await</text:span><text:span text:style-name="T5"> stages.SendRequestForUrlAsync(requestUrl);</text:span></text:p>
            <text:p><text:span text:style-name="T5"/></text:p>
            <text:p><text:span text:style-name="T5"><text:s text:c="4"/></text:span><text:span text:style-name="T5">TResult parsedData = </text:span></text:p>
            <text:p><text:span text:style-name="T5"><text:s text:c="8"/></text:span><text:span text:style-name="T6">await</text:span><text:span text:style-name="T5"> stages.ParseResponseDataAsync(serverResponse);</text:span></text:p>
            <text:p><text:span text:style-name="T5"/></text:p>
            <text:p><text:span text:style-name="T5"><text:s text:c="4"/></text:span><text:span text:style-name="T5">return parsedData;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4" draw:text-style-name="P5" draw:layer="layout" svg:width="14cm" svg:height="21cm" svg:x="7cm" svg:y="0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Is this lib portabl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Same API may Work Different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6" draw:text-style-name="P5" draw:layer="layout" svg:width="20.02cm" svg:height="21cm" svg:x="3.93cm" svg:y="0cm">
          <draw:image xlink:href="../images/8-GarbageCollecto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" draw:text-style-name="P13" draw:layer="layout" svg:width="28cm" svg:height="4.587cm" svg:x="0cm" svg:y="7.8cm">
          <draw:text-box>
            <text:p text:style-name="P5"><text:span text:style-name="T1">Xamarin is Slow and has Lots of Memory Leaks</text:span></text:p>
          </draw:text-box>
        </draw:frame>
        <draw:frame draw:style-name="gr2" draw:text-style-name="P2" draw:layer="layout" svg:width="21.2cm" svg:height="1.631cm" svg:x="6.4cm" svg:y="12.769cm">
          <draw:text-box>
            <text:p text:style-name="P3"><text:span text:style-name="T2">From some holy w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office:forms form:automatic-focus="false" form:apply-design-mode="false"/>
        <draw:frame draw:style-name="gr10" draw:text-style-name="P14" draw:layer="layout" svg:width="27cm" svg:height="7.6cm" svg:x="0.4cm" svg:y="8.6cm">
          <draw:text-box>
            <text:p><text:span text:style-name="T8">using (var webclient = new WebClient())</text:span></text:p>
            <text:p><text:span text:style-name="T8">{</text:span></text:p>
            <text:p><text:span text:style-name="T9"><text:s text:c="2"/></text:span><text:span text:style-name="T9">var imageBytes = webclient.DownloadData(url);</text:span></text:p>
            <text:p><text:span text:style-name="T8"><text:s text:c="2"/></text:span></text:p>
            <text:p><text:span text:style-name="T10"><text:s text:c="2"/></text:span><text:span text:style-name="T10">return UIImage.LoadFromData(NSData.FromArray(imageBytes));</text:span></text:p>
            <text:p><text:span text:style-name="T8">}</text:span></text:p>
          </draw:text-box>
        </draw:frame>
        <draw:frame draw:style-name="gr11" draw:text-style-name="P15" draw:layer="layout" svg:width="4.111cm" svg:height="2.163cm" svg:x="23.089cm" svg:y="18cm">
          <draw:text-box>
            <text:p><text:span text:style-name="T11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2" draw:text-style-name="P16" draw:layer="layout" svg:width="18.909cm" svg:height="4.988cm" svg:x="1.2cm" svg:y="0.6cm">
          <draw:text-box>
            <text:p><text:span text:style-name="T12">Image Loading : </text:span></text:p>
            <text:p><text:span text:style-name="T12"><text:s text:c="6"/></text:span><text:span text:style-name="T12">A Typical Implementation </text:span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4" draw:text-style-name="P5" draw:layer="layout" svg:width="28cm" svg:height="19.61cm" svg:x="0cm" svg:y="0.69cm">
          <draw:image xlink:href="../images/memory/2-DontCar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draw:frame draw:style-name="gr10" draw:text-style-name="P14" draw:layer="layout" svg:width="27cm" svg:height="7.6cm" svg:x="0.4cm" svg:y="8.6cm">
          <draw:text-box>
            <text:p><text:span text:style-name="T8">using (var webclient = new WebClient())</text:span></text:p>
            <text:p><text:span text:style-name="T8">{</text:span></text:p>
            <text:p><text:span text:style-name="T9"><text:s text:c="2"/></text:span><text:span text:style-name="T9">var imageBytes = webclient.DownloadData(url);</text:span></text:p>
            <text:p><text:span text:style-name="T8"><text:s text:c="2"/></text:span></text:p>
            <text:p><text:span text:style-name="T10"><text:s text:c="2"/></text:span><text:span text:style-name="T10">return UIImage.LoadFromData(NSData.FromArray(imageBytes));</text:span></text:p>
            <text:p><text:span text:style-name="T8">}</text:span></text:p>
          </draw:text-box>
        </draw:frame>
        <draw:frame draw:style-name="gr11" draw:text-style-name="P15" draw:layer="layout" svg:width="4.111cm" svg:height="2.163cm" svg:x="23.089cm" svg:y="18cm">
          <draw:text-box>
            <text:p><text:span text:style-name="T11">http://bit.ly/1rMJL3B</text:span></text:p>
          </draw:text-box>
        </draw:frame>
        <draw:frame draw:style-name="gr13" draw:text-style-name="P17" draw:layer="layout" svg:width="9.6cm" svg:height="1.83cm" svg:x="17.8cm" svg:y="1.774cm">
          <draw:text-box>
            <text:p text:style-name="P5"><text:span text:style-name="T12">Synchronous</text:span></text:p>
          </draw:text-box>
        </draw:frame>
        <draw:line draw:style-name="gr14" draw:text-style-name="P5" draw:layer="layout" svg:x1="22.4cm" svg:y1="3.826cm" svg:x2="17.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draw:frame draw:style-name="gr10" draw:text-style-name="P14" draw:layer="layout" svg:width="27cm" svg:height="7.6cm" svg:x="0.4cm" svg:y="7.337cm">
          <draw:text-box>
            <text:p><text:span text:style-name="T8">using (var webclient = new WebClient())</text:span></text:p>
            <text:p><text:span text:style-name="T8">{</text:span></text:p>
            <text:p><text:span text:style-name="T10"><text:s text:c="2"/></text:span><text:span text:style-name="T10">var imageBytes = webclient.DownloadData(url);</text:span></text:p>
            <text:p><text:span text:style-name="T8"><text:s text:c="2"/></text:span></text:p>
            <text:p><text:span text:style-name="T8"><text:s text:c="2"/></text:span><text:span text:style-name="T8">return </text:span><text:span text:style-name="T13">UIImage.LoadFromData</text:span><text:span text:style-name="T8">(</text:span><text:span text:style-name="T14">NSData.FromArray</text:span><text:span text:style-name="T8">(imageBytes));</text:span></text:p>
            <text:p><text:span text:style-name="T8">}</text:span></text:p>
          </draw:text-box>
        </draw:frame>
        <draw:frame draw:style-name="gr11" draw:text-style-name="P15" draw:layer="layout" svg:width="4.111cm" svg:height="2.163cm" svg:x="23.089cm" svg:y="18cm">
          <draw:text-box>
            <text:p><text:span text:style-name="T11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3" draw:text-style-name="P17" draw:layer="layout" svg:width="9.6cm" svg:height="1.83cm" svg:x="8.2cm" svg:y="17.137cm">
          <draw:text-box>
            <text:p text:style-name="P5"><text:span text:style-name="T12">Leaks</text:span></text:p>
          </draw:text-box>
        </draw:frame>
        <draw:line draw:style-name="gr14" draw:text-style-name="P5" draw:layer="layout" svg:x1="13.8cm" svg:y1="17.137cm" svg:x2="17.2cm" svg:y2="12.537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office:forms form:automatic-focus="false" form:apply-design-mode="false"/>
        <draw:frame draw:style-name="gr5" draw:text-style-name="P7" draw:layer="layout" svg:width="6.6cm" svg:height="2.613cm" svg:x="21.4cm" svg:y="17.8cm">
          <draw:text-box>
            <text:p text:style-name="P18"><text:span text:style-name="T3">http://bit.ly/1cay6bO</text:span></text:p>
          </draw:text-box>
        </draw:frame>
        <draw:frame draw:style-name="gr4" draw:text-style-name="P5" draw:layer="layout" svg:width="27.999cm" svg:height="15.748cm" svg:x="0.05cm" svg:y="-0.043cm">
          <draw:image xlink:href="../images/memory/1-ca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>
        <draw:frame draw:style-name="gr4" draw:text-style-name="P5" draw:layer="layout" svg:width="27.999cm" svg:height="15.215cm" svg:x="0.05cm" svg:y="0.023cm">
          <draw:image xlink:href="../images/memory/3-ImageDispose.png" xlink:type="simple" xlink:show="embed" xlink:actuate="onLoad">
            <text:p/>
          </draw:image>
        </draw:frame>
        <draw:frame draw:style-name="gr5" draw:text-style-name="P7" draw:layer="layout" svg:width="6.6cm" svg:height="2.613cm" svg:x="21.4cm" svg:y="17.801cm">
          <draw:text-box>
            <text:p><text:span text:style-name="T3">http://bit.ly/1cay6b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2T1">
        <draw:frame presentation:style-name="pr5" draw:layer="layout" svg:width="25.199cm" svg:height="3.506cm" svg:x="1.301cm" svg:y="0.194cm" presentation:class="title" presentation:user-transformed="true">
          <draw:text-box>
            <text:p>What If I Told You...</text:p>
          </draw:text-box>
        </draw:frame>
        <draw:frame draw:style-name="gr15" draw:text-style-name="P5" draw:layer="layout" svg:width="28cm" svg:height="16.97cm" svg:x="0cm" svg:y="4.03cm" presentation:class="graphic" presentation:user-transformed="true">
          <draw:image xlink:href="../images/memory/4-WhatI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All Obj-C/Java bindings are </text:span><text:span text:style-name="T15">IDispos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>
        <draw:frame draw:style-name="gr16" draw:text-style-name="P19" draw:layer="layout" svg:width="27.109cm" svg:height="15.983cm" svg:x="0.491cm" svg:y="2.217cm">
          <draw:text-box>
            <text:p><text:span text:style-name="T16">byte[] data = null;</text:span></text:p>
            <text:p><text:span text:style-name="T16">using (Stream response = await session.DownloadResourceAsync(request))</text:span></text:p>
            <text:p><text:span text:style-name="T16">using (MemoryStream responseInMemory = new MemoryStream())</text:span></text:p>
            <text:p><text:span text:style-name="T16">{</text:span></text:p>
            <text:p><text:span text:style-name="T16"><text:s text:c="2"/></text:span><text:span text:style-name="T16">await response.CopyToAsync(responseInMemory);</text:span></text:p>
            <text:p><text:span text:style-name="T16"><text:s text:c="2"/></text:span><text:span text:style-name="T16">data = responseInMemory.ToArray();</text:span></text:p>
            <text:p><text:span text:style-name="T16">}</text:span></text:p>
            <text:p><text:span text:style-name="T16"/></text:p>
            <text:p><text:span text:style-name="T16">BeginInvokeOnMainThread(delegate</text:span></text:p>
            <text:p><text:span text:style-name="T16">{</text:span></text:p>
            <text:p><text:span text:style-name="T16"><text:s text:c="2"/></text:span><text:span text:style-name="T16">using ( NSData imageData = NSData.FromArray(data) )</text:span></text:p>
            <text:p><text:span text:style-name="T16"><text:s text:c="2"/></text:span><text:span text:style-name="T16">{</text:span></text:p>
            <text:p><text:span text:style-name="T16"><text:s text:c="4"/></text:span><text:span text:style-name="T16">using ( UIImage image = new UIImage(imageData) )</text:span></text:p>
            <text:p><text:span text:style-name="T16"><text:s text:c="4"/></text:span><text:span text:style-name="T16">{</text:span></text:p>
            <text:p><text:span text:style-name="T16"><text:s text:c="6"/></text:span><text:span text:style-name="T16">this.ImageView.Image = image;</text:span></text:p>
            <text:p><text:span text:style-name="T16"><text:s text:c="4"/></text:span><text:span text:style-name="T16">}</text:span></text:p>
            <text:p><text:span text:style-name="T16"><text:s text:c="2"/></text:span><text:span text:style-name="T16">}</text:span></text:p>
            <text:p><text:span text:style-name="T16">});</text:span></text:p>
          </draw:text-box>
        </draw:frame>
        <draw:frame draw:style-name="gr17" draw:text-style-name="P7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>
        <draw:frame draw:style-name="gr6" draw:text-style-name="P5" draw:layer="layout" svg:width="13.99cm" svg:height="21cm" svg:x="7.2cm" svg:y="0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Xamarin.Forms</text:span></text:p>
          </draw:text-box>
        </draw:frame>
        <draw:frame draw:style-name="gr6" draw:text-style-name="P5" draw:layer="layout" svg:width="4.444cm" svg:height="6.667cm" svg:x="23cm" svg:y="0.533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Break their own Principles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>
        <draw:frame draw:style-name="gr1" draw:text-style-name="P13" draw:layer="layout" svg:width="25.8cm" svg:height="4.587cm" svg:x="0.6cm" svg:y="9.4cm">
          <draw:text-box>
            <text:p text:style-name="P20"><text:span text:style-name="T1">Aiming for a Single Codebase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>
        <draw:frame draw:style-name="gr1" draw:text-style-name="P22" draw:layer="layout" svg:width="25.8cm" svg:height="17.419cm" svg:x="0.8cm" svg:y="1.4cm">
          <draw:text-box>
            <text:p text:style-name="P21"><text:span text:style-name="T17">Unlike</text:span><text:span text:style-name="T18"> </text:span><text:span text:style-name="T17">other</text:span><text:span text:style-name="T18"> cross-platform mobile frameworks that only offer </text:span><text:span text:style-name="T17">lowest common denominator</text:span><text:span text:style-name="T18"> experiences through UI abstraction libraries, we make 100% of the iOS and Android APIs available through our </text:span><text:span text:style-name="T17">native bindings</text:span><text:span text:style-name="T1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>
        <draw:frame draw:style-name="gr4" draw:text-style-name="P5" draw:layer="layout" svg:width="20cm" svg:height="15cm" svg:x="4.082cm" svg:y="3.109cm">
          <draw:image xlink:href="../images/9-Scroo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">
        <draw:frame draw:style-name="gr7" draw:text-style-name="P5" draw:layer="layout" svg:width="26.586cm" svg:height="19cm" svg:x="0.114cm" svg:y="1cm">
          <draw:image xlink:href="../images/11-XamarinPri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Try i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Test on All Platfor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Dispose Native Objects Aggressive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Build Dedicated GUI for Each Platfor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-Roman" svg:font-family="Times-Roman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49:11.771000000</meta:creation-date>
    <dc:date>2014-11-09T18:54:27.242053000</dc:date>
    <meta:editing-duration>PT5H30M15S</meta:editing-duration>
    <meta:editing-cycles>140</meta:editing-cycles>
    <meta:generator>LibreOffice/4.1.1.2$MacOSX_x86 LibreOffice_project/7e4286b58adc75a14f6d83f53a03b6c11fa2903</meta:generator>
    <meta:document-statistic meta:object-count="206"/>
  </office:meta>
</office:document-meta>
</file>